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4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1.2cm" fo:margin-right="0cm" fo:line-height="150%" fo:text-align="start" text:enable-numbering="true" fo:text-indent="-0.6cm"/>
      <style:text-properties fo:font-size="26pt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8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Short introduction to UPnP/DLNA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10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3" presentation:class="page"/>
          <draw:frame presentation:style-name="pr6" draw:text-style-name="P11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10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4" presentation:class="page"/>
          <draw:frame presentation:style-name="pr6" draw:text-style-name="P11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9" draw:text-style-name="P7" draw:layer="layout" svg:width="13.183cm" svg:height="2.54cm" svg:x="2.057cm" svg:y="0.635cm" presentation:class="title" presentation:user-transformed="true">
          <draw:text-box>
            <text:p text:style-name="P7">Future plans</text:p>
          </draw:text-box>
        </draw:frame>
        <draw:frame presentation:style-name="pr10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8"><text:span text:style-name="T6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arching, filtering, </text:span><text:span text:style-name="T5">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2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3" draw:text-style-name="P12" draw:layer="layout" svg:width="19.924cm" svg:height="11.43cm" svg:x="2.301cm" svg:y="3.81cm">
          <draw:text-box>
            <text:p text:style-name="P12"><text:span text:style-name="T6">Homepage: </text:span><text:span text:style-name="T6"><text:a xlink:href="http://live.gnome.org/Rygel">http://live.gnome.org/Rygel</text:a></text:span></text:p>
            <text:p text:style-name="P12"><text:span text:style-name="T6">IRC: #gupnp@irc.gimp.org</text:span></text:p>
            <text:p text:style-name="P12"><text:span text:style-name="T6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6" presentation:class="page"/>
          <draw:frame presentation:style-name="pr11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5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6:36:35</dc:date>
    <meta:print-date>1998-09-04T10:04:32</meta:print-date>
    <meta:editing-cycles>89</meta:editing-cycles>
    <meta:editing-duration>PT5H34M3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